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C0000002806940BB236FA51164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omyślnie">
        <draw:frame draw:style-name="gr1" draw:text-style-name="P1" draw:layer="layout" svg:width="18.796cm" svg:height="11.903cm" svg:x="1.104cm" svg:y="5.655cm">
          <draw:image xlink:href="Pictures/10000000000003C0000002806940BB236FA51164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7-29T12:30:46.935000000</dc:date>
    <meta:editing-duration>PT3M8S</meta:editing-duration>
    <meta:editing-cycles>1</meta:editing-cycles>
    <meta:document-statistic meta:object-count="1"/>
    <meta:generator>LibreOffice/5.3.4.2$Windows_X86_64 LibreOffice_project/f82d347ccc0be322489bf7da61d7e4ad13fe2ff3</meta:generator>
  </office:meta>
</office:document-meta>
</file>